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78.74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90908" calcext:value-type="float">
            <text:p>14,3909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59506" calcext:value-type="float">
            <text:p>14,0595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89612" calcext:value-type="float">
            <text:p>13,889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889612" calcext:value-type="float">
            <text:p>13,8896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661129" calcext:value-type="float">
            <text:p>13,6611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661129" calcext:value-type="float">
            <text:p>13,6611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315891" calcext:value-type="float">
            <text:p>13,3158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48624" calcext:value-type="float">
            <text:p>13,048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048624" calcext:value-type="float">
            <text:p>13,048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962566" calcext:value-type="float">
            <text:p>11,9625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897597" calcext:value-type="float">
            <text:p>11,897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4332" calcext:value-type="float">
            <text:p>11,643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551497" calcext:value-type="float">
            <text:p>11,5514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551497" calcext:value-type="float">
            <text:p>11,5514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551497" calcext:value-type="float">
            <text:p>11,5514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985932" calcext:value-type="float">
            <text:p>11,985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147501" calcext:value-type="float">
            <text:p>12,1475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166129" calcext:value-type="float">
            <text:p>12,1661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678544" calcext:value-type="float">
            <text:p>12,6785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72974" calcext:value-type="float">
            <text:p>12,6729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85052" calcext:value-type="float">
            <text:p>12,6850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814133" calcext:value-type="float">
            <text:p>12,814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814133" calcext:value-type="float">
            <text:p>12,814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814133" calcext:value-type="float">
            <text:p>12,814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814133" calcext:value-type="float">
            <text:p>12,8141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99519" calcext:value-type="float">
            <text:p>12,995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00595" calcext:value-type="float">
            <text:p>13,300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553112" calcext:value-type="float">
            <text:p>13,553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553112" calcext:value-type="float">
            <text:p>13,5531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662667" calcext:value-type="float">
            <text:p>13,6626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662667" calcext:value-type="float">
            <text:p>13,66266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928207" calcext:value-type="float">
            <text:p>13,928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21977" calcext:value-type="float">
            <text:p>14,219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778814" calcext:value-type="float">
            <text:p>13,7788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778814" calcext:value-type="float">
            <text:p>13,7788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778814" calcext:value-type="float">
            <text:p>13,7788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.11578" calcext:value-type="float">
            <text:p>14,115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.991442" calcext:value-type="float">
            <text:p>13,9914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991442" calcext:value-type="float">
            <text:p>13,9914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959843" calcext:value-type="float">
            <text:p>13,9598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140896" calcext:value-type="float">
            <text:p>14,140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.140896" calcext:value-type="float">
            <text:p>14,140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.140896" calcext:value-type="float">
            <text:p>14,140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.140896" calcext:value-type="float">
            <text:p>14,140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076825" calcext:value-type="float">
            <text:p>14,076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076825" calcext:value-type="float">
            <text:p>14,076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213275" calcext:value-type="float">
            <text:p>14,2132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213275" calcext:value-type="float">
            <text:p>14,2132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.959838" calcext:value-type="float">
            <text:p>13,9598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959838" calcext:value-type="float">
            <text:p>13,9598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.959838" calcext:value-type="float">
            <text:p>13,9598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959838" calcext:value-type="float">
            <text:p>13,9598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.031324" calcext:value-type="float">
            <text:p>14,0313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992322" calcext:value-type="float">
            <text:p>13,992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992322" calcext:value-type="float">
            <text:p>13,992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.096319" calcext:value-type="float">
            <text:p>14,0963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096319" calcext:value-type="float">
            <text:p>14,0963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329335" calcext:value-type="float">
            <text:p>14,329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329335" calcext:value-type="float">
            <text:p>14,329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26353" calcext:value-type="float">
            <text:p>14,263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095473" calcext:value-type="float">
            <text:p>14,0954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095473" calcext:value-type="float">
            <text:p>14,0954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33502" calcext:value-type="float">
            <text:p>14,33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33502" calcext:value-type="float">
            <text:p>14,33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33502" calcext:value-type="float">
            <text:p>14,335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01099" calcext:value-type="float">
            <text:p>14,0109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959023" calcext:value-type="float">
            <text:p>13,9590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959023" calcext:value-type="float">
            <text:p>13,9590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082527" calcext:value-type="float">
            <text:p>14,0825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152996" calcext:value-type="float">
            <text:p>14,15299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777032" calcext:value-type="float">
            <text:p>13,7770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524493" calcext:value-type="float">
            <text:p>13,5244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699056" calcext:value-type="float">
            <text:p>13,6990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699056" calcext:value-type="float">
            <text:p>13,6990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524493" calcext:value-type="float">
            <text:p>13,5244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66095" calcext:value-type="float">
            <text:p>13,660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336949" calcext:value-type="float">
            <text:p>13,3369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336949" calcext:value-type="float">
            <text:p>13,33694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323958" calcext:value-type="float">
            <text:p>13,3239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27109" calcext:value-type="float">
            <text:p>13,27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09003" calcext:value-type="float">
            <text:p>13,09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09003" calcext:value-type="float">
            <text:p>13,090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103903" calcext:value-type="float">
            <text:p>13,1039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06" calcext:value-type="float">
            <text:p>13,025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67999" calcext:value-type="float">
            <text:p>13,1679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67999" calcext:value-type="float">
            <text:p>13,1679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017711" calcext:value-type="float">
            <text:p>13,0177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511753" calcext:value-type="float">
            <text:p>12,5117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54511" calcext:value-type="float">
            <text:p>12,54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54511" calcext:value-type="float">
            <text:p>12,54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54511" calcext:value-type="float">
            <text:p>12,545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544182" calcext:value-type="float">
            <text:p>12,54418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239668" calcext:value-type="float">
            <text:p>12,2396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.993625" calcext:value-type="float">
            <text:p>11,9936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.993625" calcext:value-type="float">
            <text:p>11,9936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.993625" calcext:value-type="float">
            <text:p>11,9936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993625" calcext:value-type="float">
            <text:p>11,9936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741099" calcext:value-type="float">
            <text:p>11,7410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.456128" calcext:value-type="float">
            <text:p>11,456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456128" calcext:value-type="float">
            <text:p>11,456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456128" calcext:value-type="float">
            <text:p>11,4561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359504" calcext:value-type="float">
            <text:p>11,35950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399363" calcext:value-type="float">
            <text:p>11,3993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301908" calcext:value-type="float">
            <text:p>11,30190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762613" calcext:value-type="float">
            <text:p>10,762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776518" calcext:value-type="float">
            <text:p>10,7765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704998" calcext:value-type="float">
            <text:p>10,704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803336" calcext:value-type="float">
            <text:p>10,803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803336" calcext:value-type="float">
            <text:p>10,803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803336" calcext:value-type="float">
            <text:p>10,803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576866" calcext:value-type="float">
            <text:p>10,5768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576866" calcext:value-type="float">
            <text:p>10,5768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576866" calcext:value-type="float">
            <text:p>10,5768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576866" calcext:value-type="float">
            <text:p>10,5768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485012" calcext:value-type="float">
            <text:p>10,485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504504" calcext:value-type="float">
            <text:p>10,504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504504" calcext:value-type="float">
            <text:p>10,5045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471088" calcext:value-type="float">
            <text:p>10,4710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445959" calcext:value-type="float">
            <text:p>10,4459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342036" calcext:value-type="float">
            <text:p>10,3420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38016" calcext:value-type="float">
            <text:p>10,38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38016" calcext:value-type="float">
            <text:p>10,38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38016" calcext:value-type="float">
            <text:p>10,38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38016" calcext:value-type="float">
            <text:p>10,38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38016" calcext:value-type="float">
            <text:p>10,380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13411" calcext:value-type="float">
            <text:p>10,134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152635" calcext:value-type="float">
            <text:p>10,1526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120988" calcext:value-type="float">
            <text:p>10,1209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115382" calcext:value-type="float">
            <text:p>10,115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140534" calcext:value-type="float">
            <text:p>10,1405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.095066" calcext:value-type="float">
            <text:p>10,0950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043937" calcext:value-type="float">
            <text:p>10,043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004954" calcext:value-type="float">
            <text:p>10,0049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004954" calcext:value-type="float">
            <text:p>10,0049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887101" calcext:value-type="float">
            <text:p>9,8871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836009" calcext:value-type="float">
            <text:p>9,8360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641939" calcext:value-type="float">
            <text:p>9,6419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649413" calcext:value-type="float">
            <text:p>9,64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.590888" calcext:value-type="float">
            <text:p>9,590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583509" calcext:value-type="float">
            <text:p>9,5835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395952" calcext:value-type="float">
            <text:p>9,395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065433" calcext:value-type="float">
            <text:p>9,065433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4:11.63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4:41.164000000</dc:date>
    <meta:editing-duration>PT2M20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14.390908">
                <text:p>14.390908</text:p>
                <draw:g>
                  <svg:desc>'cameraslog_1.log'.B2:'cameraslog_1.log'.B1001</svg:desc>
                </draw:g>
              </table:table-cell>
              <table:table-cell office:value-type="float" office:value="17">
                <text:p>17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.059506">
                <text:p>14.0595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889612">
                <text:p>13.8896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.889612">
                <text:p>13.8896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661129">
                <text:p>13.6611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661129">
                <text:p>13.6611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315891">
                <text:p>13.31589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048624">
                <text:p>13.048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048624">
                <text:p>13.048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962566">
                <text:p>11.9625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897597">
                <text:p>11.8975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64332">
                <text:p>11.643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551497">
                <text:p>11.551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551497">
                <text:p>11.551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551497">
                <text:p>11.551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985932">
                <text:p>11.985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147501">
                <text:p>12.1475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166129">
                <text:p>12.1661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678544">
                <text:p>12.6785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672974">
                <text:p>12.6729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685052">
                <text:p>12.6850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814133">
                <text:p>12.814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814133">
                <text:p>12.814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814133">
                <text:p>12.814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814133">
                <text:p>12.8141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99519">
                <text:p>12.995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300595">
                <text:p>13.300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553112">
                <text:p>13.553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553112">
                <text:p>13.553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662667">
                <text:p>13.662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662667">
                <text:p>13.6626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928207">
                <text:p>13.928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.21977">
                <text:p>14.219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778814">
                <text:p>13.778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778814">
                <text:p>13.778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778814">
                <text:p>13.778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.11578">
                <text:p>14.115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3.991442">
                <text:p>13.9914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3.991442">
                <text:p>13.9914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.959843">
                <text:p>13.9598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.140896">
                <text:p>14.140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140896">
                <text:p>14.140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140896">
                <text:p>14.140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.140896">
                <text:p>14.140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.076825">
                <text:p>14.0768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.076825">
                <text:p>14.0768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.213275">
                <text:p>14.21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.213275">
                <text:p>14.21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.959838">
                <text:p>13.9598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.959838">
                <text:p>13.9598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.959838">
                <text:p>13.9598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.959838">
                <text:p>13.9598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.031324">
                <text:p>14.0313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.992322">
                <text:p>13.9923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.992322">
                <text:p>13.9923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.096319">
                <text:p>14.0963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096319">
                <text:p>14.0963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329335">
                <text:p>14.329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329335">
                <text:p>14.329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26353">
                <text:p>14.26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095473">
                <text:p>14.0954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095473">
                <text:p>14.0954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33502">
                <text:p>14.33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33502">
                <text:p>14.33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33502">
                <text:p>14.33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01099">
                <text:p>14.010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.959023">
                <text:p>13.9590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.959023">
                <text:p>13.9590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082527">
                <text:p>14.0825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152996">
                <text:p>14.1529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777032">
                <text:p>13.777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524493">
                <text:p>13.5244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699056">
                <text:p>13.6990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699056">
                <text:p>13.6990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524493">
                <text:p>13.5244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66095">
                <text:p>13.660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336949">
                <text:p>13.3369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336949">
                <text:p>13.3369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323958">
                <text:p>13.323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27109">
                <text:p>13.27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09003">
                <text:p>13.090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09003">
                <text:p>13.090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103903">
                <text:p>13.1039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02506">
                <text:p>13.02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167999">
                <text:p>13.1679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167999">
                <text:p>13.1679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017711">
                <text:p>13.0177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.511753">
                <text:p>12.5117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54511">
                <text:p>12.54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54511">
                <text:p>12.54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.54511">
                <text:p>12.54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544182">
                <text:p>12.5441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239668">
                <text:p>12.2396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993625">
                <text:p>11.993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993625">
                <text:p>11.993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993625">
                <text:p>11.993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993625">
                <text:p>11.9936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741099">
                <text:p>11.7410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456128">
                <text:p>11.4561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456128">
                <text:p>11.4561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456128">
                <text:p>11.4561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359504">
                <text:p>11.359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399363">
                <text:p>11.3993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301908">
                <text:p>11.3019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762613">
                <text:p>10.7626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776518">
                <text:p>10.776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704998">
                <text:p>10.704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803336">
                <text:p>10.803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803336">
                <text:p>10.803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803336">
                <text:p>10.803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576866">
                <text:p>10.576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576866">
                <text:p>10.576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576866">
                <text:p>10.576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576866">
                <text:p>10.576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485012">
                <text:p>10.485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504504">
                <text:p>10.504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504504">
                <text:p>10.504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.471088">
                <text:p>10.4710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445959">
                <text:p>10.445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.342036">
                <text:p>10.3420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.38016">
                <text:p>10.38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.38016">
                <text:p>10.38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.38016">
                <text:p>10.38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.38016">
                <text:p>10.38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.38016">
                <text:p>10.38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.13411">
                <text:p>10.13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.152635">
                <text:p>10.1526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.120988">
                <text:p>10.120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.115382">
                <text:p>10.1153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.140534">
                <text:p>10.1405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.095066">
                <text:p>10.095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043937">
                <text:p>10.043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004954">
                <text:p>10.0049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004954">
                <text:p>10.0049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887101">
                <text:p>9.8871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836009">
                <text:p>9.8360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641939">
                <text:p>9.6419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649413">
                <text:p>9.6494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9.590888">
                <text:p>9.5908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9.583509">
                <text:p>9.5835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9.395952">
                <text:p>9.3959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065433">
                <text:p>9.065433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